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71349" officeooo:paragraph-rsid="00171349"/>
    </style:style>
    <style:style style:name="P2" style:family="paragraph" style:parent-style-name="Preformatted_20_Text" style:list-style-name="L1">
      <style:text-properties officeooo:rsid="00171349" officeooo:paragraph-rsid="00171349"/>
    </style:style>
    <style:style style:name="P3" style:family="paragraph" style:parent-style-name="Preformatted_20_Text">
      <style:text-properties officeooo:rsid="001854dd" officeooo:paragraph-rsid="001854dd"/>
    </style:style>
    <style:style style:name="P4" style:family="paragraph" style:parent-style-name="Preformatted_20_Text">
      <style:text-properties officeooo:rsid="0019b5b8" officeooo:paragraph-rsid="0019b5b8"/>
    </style:style>
    <style:style style:name="P5" style:family="paragraph" style:parent-style-name="Preformatted_20_Text" style:list-style-name="L2">
      <style:text-properties officeooo:rsid="0019b5b8" officeooo:paragraph-rsid="0019b5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f der Winde sind die folgenden Sensoren und Anzeigeinstrumente verbaut:</text:p>
      <text:list xml:id="list612920004" text:style-name="L2">
        <text:list-item>
          <text:p text:style-name="P5">VDO-Tankfüllstandsensor &amp; -anzeige (Nr. XXXXXX)</text:p>
        </text:list-item>
      </text:list>
      <text:p text:style-name="P1"/>
      <text:p text:style-name="P1">Auf der Winde stehen die folgenden Signale zur weiteren Verarbeitung zur Verfügung:</text:p>
      <text:list xml:id="list1512261169" text:style-name="L1">
        <text:list-item>
          <text:p text:style-name="P2">Drehzahlsignal Motor: Signal wird an der W-Klemme der Lichtmaschine abgenommen und von einer dedizierten Schaltung aufbereitet.</text:p>
        </text:list-item>
        <text:list-item>
          <text:p text:style-name="P2">Drehratensignal Kardanwelle: Signal wird von einem Raddrehzahlsensor zur Verfügung gestellt, wessen strommoduliertes Signal mit einer dedizierten Schaltung aufbereitet wird.</text:p>
        </text:list-item>
        <text:list-item>
          <text:p text:style-name="P2">Öltemperatur: Ananlogspannung, welche noch nicht gemappt wurde.</text:p>
        </text:list-item>
        <text:list-item>
          <text:p text:style-name="P2">Öldruck: Ananlogspannung, welche noch nicht gemappt wurde.</text:p>
        </text:list-item>
        <text:list-item>
          <text:p text:style-name="P2">Treibstofffüllstand: Ananlogspannung, welche noch nicht gemappt wurde.</text:p>
        </text:list-item>
      </text:list>
      <text:p text:style-name="P3">Die Schaltung bietet die Möglichkeit, die oben aufgelisteten Signale auszubereiten und Signalpegel sicherzustellen, welche sowohl für den verbauten Arduino als auch für die verbaute LOGO nutzbar si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8T17:41:37.232000000</dc:date>
    <meta:editing-duration>PT41M51S</meta:editing-duration>
    <meta:editing-cycles>4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9" meta:word-count="116" meta:character-count="906" meta:non-whitespace-character-count="805"/>
  </office:meta>
</office:document-meta>
</file>